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 Condensed" svg:font-family="'Roboto Condensed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5d5d5d" loext:opacity="100%" style:font-name="Roboto Condensed" fo:font-size="24pt" fo:letter-spacing="normal" fo:font-style="normal" fo:font-weight="normal"/>
    </style:style>
    <style:style style:name="P2" style:family="paragraph" style:parent-style-name="Standard">
      <style:text-properties style:font-name="Calibri" officeooo:rsid="0016a049" officeooo:paragraph-rsid="0016a0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Anyone can learn LabVIEW Anywhere 😊</text:h>
      <text:p text:style-name="P2">Course materials in her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 Condensed" svg:font-family="'Roboto Condensed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11T19:40:00.629000000</meta:creation-date>
    <dc:date>2023-08-11T19:41:13.649000000</dc:date>
    <meta:editing-duration>PT1M13S</meta:editing-duration>
    <meta:editing-cycles>1</meta:editing-cycles>
    <meta:document-statistic meta:table-count="0" meta:image-count="0" meta:object-count="0" meta:page-count="1" meta:paragraph-count="2" meta:word-count="10" meta:character-count="59" meta:non-whitespace-character-count="51"/>
    <meta:generator>LibreOffice/7.1.4.2$Windows_X86_64 LibreOffice_project/a529a4fab45b75fefc5b6226684193eb000654f6</meta:generator>
  </office:meta>
</office:document-meta>
</file>